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00ed6" officeooo:paragraph-rsid="00200ed6"/>
    </style:style>
    <style:style style:name="P2" style:family="paragraph" style:parent-style-name="Standard" style:list-style-name="L1">
      <style:text-properties officeooo:rsid="00200ed6" officeooo:paragraph-rsid="00200ed6"/>
    </style:style>
    <style:style style:name="T1" style:family="text">
      <style:text-properties officeooo:rsid="0022ad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cadeau peut être dans 6 états :</text:p>
      <text:list xml:id="list1407066068" text:style-name="L1">
        <text:list-item>
          <text:p text:style-name="P2">idea : suggestion</text:p>
        </text:list-item>
        <text:list-item>
          <text:p text:style-name="P2">needed : volonté de l’offrir</text:p>
        </text:list-item>
        <text:list-item>
          <text:p text:style-name="P2">gotit : en ma possesion</text:p>
        </text:list-item>
        <text:list-item>
          <text:p text:style-name="P2">offered : offert</text:p>
        </text:list-item>
        <text:list-item>
          <text:p text:style-name="P2">desactivate : desactive (supprimé pour l’utilisateur)</text:p>
        </text:list-item>
      </text:list>
      <text:p text:style-name="P1"/>
      <text:p text:style-name="P1"/>
      <text:p text:style-name="P1"/>
      <text:p text:style-name="P1"/>
      <text:p text:style-name="P1">Diagramme d’état/transition <text:span text:style-name="T1">( A fournir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7:51:27.972508527</meta:creation-date>
    <meta:generator>LibreOffice/6.0.7.3$Linux_X86_64 LibreOffice_project/00m0$Build-3</meta:generator>
    <dc:date>2020-10-01T17:55:45.400051708</dc:date>
    <meta:editing-duration>PT4M16S</meta:editing-duration>
    <meta:editing-cycles>3</meta:editing-cycles>
    <meta:document-statistic meta:table-count="0" meta:image-count="0" meta:object-count="0" meta:page-count="1" meta:paragraph-count="7" meta:word-count="41" meta:character-count="217" meta:non-whitespace-character-count="188"/>
  </office:meta>
</office:document-meta>
</file>